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fd095"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a1467e" draw:textarea-horizontal-align="justify" draw:textarea-vertical-align="middle" draw:auto-grow-height="false" fo:min-height="1.338cm" fo:min-width="3.31cm"/>
      <style:paragraph-properties style:writing-mode="lr-tb"/>
    </style:style>
    <style:style style:name="gr3" style:family="graphic" style:parent-style-name="standard">
      <style:graphic-properties svg:stroke-color="#000000" draw:marker-end="Arrowheads_20_1"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svg:stroke-color="#000000" draw:fill-color="#ffb66c" draw:textarea-horizontal-align="justify" draw:textarea-vertical-align="middle" draw:auto-grow-height="false" fo:min-height="1.098cm" fo:min-width="2.419cm"/>
      <style:paragraph-properties style:writing-mode="lr-tb"/>
    </style:style>
    <style:style style:name="gr6" style:family="graphic" style:parent-style-name="standard">
      <style:graphic-properties svg:stroke-color="#000000" draw:fill-color="#a1467e" draw:textarea-horizontal-align="justify" draw:textarea-vertical-align="middle" draw:auto-grow-height="false" fo:min-height="1.655cm" fo:min-width="3.628cm"/>
      <style:paragraph-properties style:writing-mode="lr-tb"/>
    </style:style>
    <style:style style:name="gr7" style:family="graphic" style:parent-style-name="standard">
      <style:graphic-properties svg:stroke-color="#000000" draw:fill-color="#ffb66c" draw:textarea-horizontal-align="justify" draw:textarea-vertical-align="middle" draw:auto-grow-height="false" fo:min-height="1.098cm" fo:min-width="2.42cm"/>
      <style:paragraph-properties style:writing-mode="lr-tb"/>
    </style:style>
    <style:style style:name="gr8" style:family="graphic" style:parent-style-name="standard">
      <style:graphic-properties svg:stroke-color="#000000" draw:fill-color="#a1467e" draw:textarea-horizontal-align="justify" draw:textarea-vertical-align="middle" draw:auto-grow-height="false" fo:min-height="1.337cm" fo:min-width="3.945cm"/>
      <style:paragraph-properties style:writing-mode="lr-tb"/>
    </style:style>
    <style:style style:name="gr9" style:family="graphic" style:parent-style-name="standard">
      <style:graphic-properties svg:stroke-color="#000000" draw:fill-color="#ffb66c" draw:textarea-horizontal-align="justify" draw:textarea-vertical-align="middle" draw:auto-grow-height="false" fo:min-height="1.097cm" fo:min-width="2.4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a1467e" draw:textarea-horizontal-align="justify" draw:textarea-vertical-align="middle" draw:auto-grow-height="false" fo:min-height="1.338cm" fo:min-width="3.31cm"/>
      <style:paragraph-properties style:writing-mode="lr-tb"/>
    </style:style>
    <style:style style:name="gr11" style:family="graphic" style:parent-style-name="standard">
      <style:graphic-properties svg:stroke-color="#000000" draw:fill-color="#b4c7dc" draw:textarea-horizontal-align="justify" draw:textarea-vertical-align="middle" draw:auto-grow-height="false" fo:min-height="1.097cm" fo:min-width="3.318cm"/>
      <style:paragraph-properties style:writing-mode="lr-tb"/>
    </style:style>
    <style:style style:name="gr12" style:family="graphic" style:parent-style-name="standard">
      <style:graphic-properties svg:stroke-color="#000000" draw:fill-color="#a1467e" draw:textarea-horizontal-align="justify" draw:textarea-vertical-align="middle" draw:auto-grow-height="false" fo:min-height="1.339cm" fo:min-width="2.992cm"/>
      <style:paragraph-properties style:writing-mode="lr-tb"/>
    </style:style>
    <style:style style:name="gr13" style:family="graphic" style:parent-style-name="standard">
      <style:graphic-properties svg:stroke-color="#000000" draw:fill-color="#ffb66c" draw:textarea-horizontal-align="justify" draw:textarea-vertical-align="middle" draw:auto-grow-height="false" fo:min-height="1.097cm" fo:min-width="3.3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  <style:text-properties style:font-name="Ubuntu"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a1467e"/>
      <style:paragraph-properties fo:text-align="center"/>
      <style:text-properties style:font-name="Ubuntu"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a1467e"/>
      <style:paragraph-properties fo:text-align="center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end"/>
      <style:text-properties style:font-name="Ubuntu" fo:font-size="12pt" style:font-size-asian="12pt" style:font-size-complex="12pt"/>
    </style:style>
    <style:style style:name="P8" style:family="paragraph">
      <style:paragraph-properties fo:text-align="center"/>
      <style:text-properties style:font-name="Ubuntu"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b66c"/>
      <style:paragraph-properties fo:text-align="center"/>
      <style:text-properties style:font-name="Ubuntu" fo:font-size="14pt" style:font-size-asian="14pt" style:font-size-complex="14pt"/>
    </style:style>
    <style:style style:name="P11" style:family="paragraph">
      <loext:graphic-properties draw:fill-color="#a1467e"/>
      <style:paragraph-properties fo:text-align="center"/>
      <style:text-properties style:font-name="Ubuntu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3" style:family="paragraph">
      <loext:graphic-properties draw:fill-color="#a1467e"/>
      <style:paragraph-properties fo:margin-left="0cm" fo:margin-right="0cm" fo:margin-top="0cm" fo:margin-bottom="0cm" fo:line-height="100%" fo:text-align="center" fo:text-indent="0cm"/>
      <style:text-properties style:font-name="Ubuntu" fo:font-size="10pt" style:font-size-asian="10pt" style:font-size-complex="10pt"/>
    </style:style>
    <style:style style:name="P14" style:family="paragraph">
      <style:paragraph-properties fo:text-align="center"/>
      <style:text-properties style:font-name="Ubuntu" fo:font-size="14pt" style:font-size-asian="14pt" style:font-size-complex="14pt"/>
    </style:style>
    <style:style style:name="P15" style:family="paragraph">
      <loext:graphic-properties draw:fill-color="#b4c7dc"/>
      <style:paragraph-properties fo:text-align="center"/>
      <style:text-properties style:font-name="Ubuntu" fo:font-size="14pt" style:font-size-asian="14pt" style:font-size-complex="14pt"/>
    </style:style>
    <style:style style:name="T1" style:family="text">
      <style:text-properties style:font-name="Ubuntu" fo:font-size="14pt" style:font-size-asian="14pt" style:font-size-complex="14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text-position="33% 58%" style:font-name="Ubuntu" fo:font-size="10pt" style:font-size-asian="10pt" style:font-size-complex="10pt"/>
    </style:style>
    <style:style style:name="T4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Ubuntu" fo:font-size="12pt" style:font-size-asian="12pt" style:font-size-complex="12pt"/>
    </style:style>
    <style:style style:name="T7" style:family="text">
      <style:text-properties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905cm" svg:x="2.587cm" svg:y="1.317cm">
          <text:p text:style-name="P1"><text:span text:style-name="T1">How many groups </text:span></text:p>
          <text:p text:style-name="P1"><text:span text:style-name="T1">do you have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81cm" svg:height="1.588cm" svg:x="14.97cm" svg:y="7.667cm">
          <text:p text:style-name="P3"><text:span text:style-name="T2">Do you know the</text:span></text:p>
          <text:p text:style-name="P3"><text:span text:style-name="T2">population standard</text:span></text:p>
          <text:p text:style-name="P3"><text:span text:style-name="T2">Deviation (σ</text:span><text:span text:style-name="T3">2</text:span><text:span text:style-name="T2">)?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81cm" svg:height="1.588cm" svg:x="11.795cm" svg:y="11.477cm">
          <text:p text:style-name="P5"><text:span text:style-name="T4">Are the sample </text:span></text:p>
          <text:p text:style-name="P5"><text:span text:style-name="T4">standard deviations </text:span></text:p>
          <text:p text:style-name="P5"><text:span text:style-name="T4">similar?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7.667cm" svg:y1="2.269cm" svg:x2="21.002cm" svg:y2="4.175cm" draw:start-shape="id1" draw:start-glue-point="1" draw:end-shape="id2" draw:end-glue-point="0" svg:d="M7667 2269h13335v1906" svg:viewBox="0 0 13336 1907">
          <text:p text:style-name="P7"><text:span text:style-name="T5">2 Groups</text:span></text:p>
        </draw:connector>
        <draw:connector draw:style-name="gr3" draw:text-style-name="P8" draw:layer="layout" svg:x1="16.875cm" svg:y1="9.255cm" svg:x2="13.7cm" svg:y2="11.477cm" draw:start-shape="id3" draw:start-glue-point="2" draw:end-shape="id4" draw:end-glue-point="0" svg:d="M16875 9255v1111h-3175v1111" svg:viewBox="0 0 3176 2223">
          <text:p text:style-name="P8"><text:span text:style-name="T6">No</text:span></text:p>
        </draw:connector>
        <draw:connector draw:style-name="gr3" draw:text-style-name="P8" draw:layer="layout" svg:x1="13.7cm" svg:y1="13.065cm" svg:x2="10.684cm" svg:y2="15.923cm" draw:start-shape="id4" draw:start-glue-point="2" draw:end-shape="id5" draw:end-glue-point="4" svg:d="M13700 13065v1429h-3016v1429" svg:viewBox="0 0 3017 2859">
          <text:p text:style-name="P8"><text:span text:style-name="T6">No</text:span></text:p>
        </draw:connector>
        <draw:connector draw:style-name="gr3" draw:text-style-name="P9" draw:layer="layout" svg:x1="13.7cm" svg:y1="13.065cm" svg:x2="16.399cm" svg:y2="15.922cm" draw:start-shape="id4" draw:start-glue-point="2" draw:end-shape="id6" draw:end-glue-point="0" svg:d="M13700 13065v1428h2699v1429" svg:viewBox="0 0 2700 2858">
          <text:p text:style-name="P9"><text:span text:style-name="T5">Yes</text:span></text:p>
        </draw:connector>
        <draw:connector draw:style-name="gr3" draw:text-style-name="P8" draw:layer="layout" svg:x1="16.875cm" svg:y1="9.255cm" svg:x2="19.257cm" svg:y2="11.477cm" draw:start-shape="id3" draw:start-glue-point="2" draw:end-shape="id7" draw:end-glue-point="4" svg:d="M16875 9255v1111h2382v1111" svg:viewBox="0 0 2383 2223">
          <text:p text:style-name="P8"><text:span text:style-name="T6">Yes</text:span></text:p>
        </draw:connector>
        <draw:custom-shape draw:style-name="gr4" draw:text-style-name="P10" xml:id="id7" draw:id="id7" draw:layer="layout" svg:width="4.127cm" svg:height="1.905cm" svg:x="17.193cm" svg:y="11.477cm">
          <text:p text:style-name="P1"><text:span text:style-name="T7">z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5" draw:id="id5" draw:layer="layout" svg:width="4.127cm" svg:height="1.904cm" svg:x="8.62cm" svg:y="15.923cm">
          <text:p text:style-name="P1"><text:span text:style-name="T1">Welches’ </text:span><text:span text:style-name="T7">t</text:span><text:span text:style-name="T1">-</text:span><text:span text:style-name="T1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4.127cm" svg:height="1.905cm" svg:x="11.477cm" svg:y="22.907cm">
          <text:p text:style-name="P1"><text:span text:style-name="T7">t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4.128cm" svg:height="1.905cm" svg:x="33.067cm" svg:y="4.175cm">
          <text:p text:style-name="P3"><text:span text:style-name="T2">Do you want to </text:span><text:span text:style-name="T2"><text:line-break/></text:span><text:span text:style-name="T2">know which group </text:span></text:p>
          <text:p text:style-name="P3"><text:span text:style-name="T2">is different?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7.667cm" svg:y1="2.269cm" svg:x2="35.131cm" svg:y2="4.175cm" draw:start-shape="id1" draw:start-glue-point="1" draw:end-shape="id8" draw:end-glue-point="0" svg:d="M7667 2269h27464v1906" svg:viewBox="0 0 27465 1907">
          <text:p text:style-name="P7"><text:span text:style-name="T6">3+ Groups</text:span></text:p>
        </draw:connector>
        <draw:connector draw:style-name="gr3" draw:text-style-name="P8" draw:layer="layout" svg:x1="35.131cm" svg:y1="6.08cm" svg:x2="35.289cm" svg:y2="8.62cm" draw:start-shape="id8" draw:start-glue-point="2" draw:end-shape="id9" draw:end-glue-point="0" svg:d="M35131 6080v1269h158v1271" svg:viewBox="0 0 159 2541">
          <text:p text:style-name="P8"><text:span text:style-name="T6">No</text:span></text:p>
        </draw:connector>
        <draw:custom-shape draw:style-name="gr7" draw:text-style-name="P10" xml:id="id22" draw:id="id22" draw:layer="layout" svg:width="4.128cm" svg:height="1.904cm" svg:x="28.304cm" svg:y="19.098cm">
          <text:p text:style-name="P1"><text:span text:style-name="T1">1-Way AN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svg:x1="5.127cm" svg:y1="3.222cm" svg:x2="5.127cm" svg:y2="5.127cm" draw:start-shape="id1" draw:start-glue-point="2" draw:end-shape="id10" draw:end-glue-point="0" svg:d="M5127 3222v1905" svg:viewBox="0 0 1 1906">
          <text:p text:style-name="P8"><text:span text:style-name="T6">1 Group</text:span></text:p>
        </draw:connector>
        <draw:custom-shape draw:style-name="gr4" draw:text-style-name="P10" xml:id="id17" draw:id="id17" draw:layer="layout" svg:width="4.127cm" svg:height="1.905cm" svg:x="1cm" svg:y="10.207cm">
          <text:p text:style-name="P1"><text:span text:style-name="T1">One-sided </text:span><text:span text:style-name="T7">t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9" draw:id="id9" draw:layer="layout" svg:width="4.445cm" svg:height="1.587cm" svg:x="33.067cm" svg:y="8.62cm">
          <text:p text:style-name="P9"><text:span text:style-name="T6">How many factors </text:span></text:p>
          <text:p text:style-name="P9"><text:span text:style-name="T6">are varied?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8" draw:layer="layout" svg:x1="35.289cm" svg:y1="10.207cm" svg:x2="32.908cm" svg:y2="13.381cm" draw:start-shape="id9" draw:start-glue-point="2" draw:end-shape="id11" svg:d="M35289 10207v1586h-2381v1588" svg:viewBox="0 0 2382 3175">
          <text:p text:style-name="P8"><text:span text:style-name="T6">1 factor</text:span></text:p>
        </draw:connector>
        <draw:connector draw:style-name="gr3" draw:text-style-name="P8" draw:layer="layout" svg:x1="35.289cm" svg:y1="10.207cm" svg:x2="37.671cm" svg:y2="13.382cm" draw:start-shape="id9" draw:start-glue-point="2" draw:end-shape="id12" draw:end-glue-point="4" svg:d="M35289 10207v1587h2382v1588" svg:viewBox="0 0 2383 3176">
          <text:p text:style-name="P8"><text:span text:style-name="T6">2+ factors</text:span></text:p>
        </draw:connector>
        <draw:custom-shape draw:style-name="gr9" draw:text-style-name="P10" xml:id="id12" draw:id="id12" draw:layer="layout" svg:width="4.128cm" svg:height="1.905cm" svg:x="35.607cm" svg:y="13.382cm">
          <text:p text:style-name="P1"><text:span text:style-name="T1">X-Way AN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81cm" svg:height="1.588cm" svg:x="19.097cm" svg:y="4.175cm">
          <text:p text:style-name="P3"><text:span text:style-name="T2">Are the groups </text:span></text:p>
          <text:p text:style-name="P3"><text:span text:style-name="T2">independent or </text:span></text:p>
          <text:p text:style-name="P3"><text:span text:style-name="T2">paired?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1.002cm" svg:y1="5.763cm" svg:x2="16.875cm" svg:y2="7.667cm" draw:start-shape="id2" draw:start-glue-point="2" draw:end-shape="id3" draw:end-glue-point="0" svg:d="M21002 5763v952h-4127v952" svg:viewBox="0 0 4128 1905">
          <text:p text:style-name="P8"><text:span text:style-name="T6">Independent</text:span></text:p>
        </draw:connector>
        <draw:custom-shape draw:style-name="gr10" draw:text-style-name="P13" xml:id="id13" draw:id="id13" draw:layer="layout" svg:width="3.81cm" svg:height="1.588cm" svg:x="23.542cm" svg:y="7.667cm">
          <text:p text:style-name="P12"><text:span text:style-name="T2">Do you know the</text:span></text:p>
          <text:p text:style-name="P12"><text:span text:style-name="T2">population standard</text:span></text:p>
          <text:p text:style-name="P12"><text:span text:style-name="T2">Deviation (σ</text:span><text:span text:style-name="T3">2</text:span><text:span text:style-name="T2">)?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1.002cm" svg:y1="5.763cm" svg:x2="25.447cm" svg:y2="7.667cm" draw:start-shape="id2" draw:start-glue-point="2" draw:end-shape="id13" draw:end-glue-point="0" svg:d="M21002 5763v952h4445v952" svg:viewBox="0 0 4446 1905">
          <text:p text:style-name="P8"><text:span text:style-name="T6">Paired</text:span></text:p>
        </draw:connector>
        <draw:custom-shape draw:style-name="gr4" draw:text-style-name="P10" xml:id="id18" draw:id="id18" draw:layer="layout" svg:width="4.127cm" svg:height="1.905cm" svg:x="19.097cm" svg:y="15.922cm">
          <text:p text:style-name="P1"><text:span text:style-name="T1">Paired </text:span><text:span text:style-name="T7">t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0" xml:id="id15" draw:id="id15" draw:layer="layout" svg:width="4.127cm" svg:height="1.905cm" svg:x="26.4cm" svg:y="11.795cm">
          <text:p text:style-name="P1"><text:span text:style-name="T1">Paired </text:span><text:span text:style-name="T7">z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svg:x1="25.447cm" svg:y1="9.255cm" svg:x2="23.542cm" svg:y2="11.795cm" draw:start-shape="id13" draw:start-glue-point="2" draw:end-shape="id14" draw:end-glue-point="0" svg:d="M25447 9255v1270h-1905v1270" svg:viewBox="0 0 1906 2541">
          <text:p text:style-name="P8"><text:span text:style-name="T6">No</text:span></text:p>
        </draw:connector>
        <draw:connector draw:style-name="gr3" draw:text-style-name="P14" draw:layer="layout" svg:x1="25.447cm" svg:y1="9.255cm" svg:x2="28.464cm" svg:y2="11.795cm" draw:start-shape="id13" draw:start-glue-point="2" draw:end-shape="id15" draw:end-glue-point="4" svg:d="M25447 9255v1270h3017v1270" svg:viewBox="0 0 3018 2541">
          <text:p text:style-name="P14"><text:span text:style-name="T1">Yes</text:span></text:p>
        </draw:connector>
        <draw:custom-shape draw:style-name="gr2" draw:text-style-name="P4" xml:id="id10" draw:id="id10" draw:layer="layout" svg:width="3.81cm" svg:height="1.588cm" svg:x="3.222cm" svg:y="5.127cm">
          <text:p text:style-name="P3"><text:span text:style-name="T2">Do you know the</text:span></text:p>
          <text:p text:style-name="P3"><text:span text:style-name="T2">population standard</text:span></text:p>
          <text:p text:style-name="P3"><text:span text:style-name="T2">Deviation (σ</text:span><text:span text:style-name="T3">2</text:span><text:span text:style-name="T2">)?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4.127cm" svg:height="1.904cm" svg:x="5.763cm" svg:y="10.207cm">
          <text:p text:style-name="P1"><text:span text:style-name="T1">One-sided </text:span><text:span text:style-name="T7">z</text:span><text:span text:style-name="T1">-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4" draw:layer="layout" svg:x1="5.127cm" svg:y1="6.715cm" svg:x2="7.827cm" svg:y2="10.207cm" draw:start-shape="id10" draw:start-glue-point="2" draw:end-shape="id16" draw:end-glue-point="4" svg:d="M5127 6715v1746h2700v1746" svg:viewBox="0 0 2701 3493">
          <text:p text:style-name="P14"><text:span text:style-name="T1">Yes</text:span></text:p>
        </draw:connector>
        <draw:connector draw:style-name="gr3" draw:text-style-name="P14" draw:layer="layout" svg:x1="5.127cm" svg:y1="6.715cm" svg:x2="3.064cm" svg:y2="10.207cm" draw:start-shape="id10" draw:start-glue-point="2" draw:end-shape="id17" draw:end-glue-point="4" svg:d="M5127 6715v1746h-2063v1746" svg:viewBox="0 0 2064 3493">
          <text:p text:style-name="P14"><text:span text:style-name="T1">No</text:span></text:p>
        </draw:connector>
        <draw:custom-shape draw:style-name="gr11" draw:text-style-name="P15" xml:id="id19" draw:id="id19" draw:layer="layout" svg:width="5.398cm" svg:height="1.905cm" svg:x="23.859cm" svg:y="15.922cm">
          <text:p text:style-name="P1"><text:span text:style-name="T1">Wilcoxon </text:span><text:span text:style-name="T1">Signed </text:span></text:p>
          <text:p text:style-name="P1"><text:span text:style-name="T1">Rank 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5" xml:id="id21" draw:id="id21" draw:layer="layout" svg:width="5.398cm" svg:height="1.905cm" svg:x="16.24cm" svg:y="22.907cm">
          <text:p text:style-name="P1"><text:span text:style-name="T1">Mann-Whitney 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5" xml:id="id23" draw:id="id23" draw:layer="layout" svg:width="5.398cm" svg:height="1.905cm" svg:x="33.385cm" svg:y="19.097cm">
          <text:p text:style-name="P1"><text:span text:style-name="T1">Kruskal Wallis 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xml:id="id6" draw:id="id6" draw:layer="layout" svg:width="3.492cm" svg:height="1.589cm" svg:x="14.653cm" svg:y="15.922cm">
          <text:p text:style-name="P5"><text:span text:style-name="T4">Are the sample</text:span></text:p>
          <text:p text:style-name="P5"><text:span text:style-name="T4"><text:s/></text:span><text:span text:style-name="T4">means normally </text:span></text:p>
          <text:p text:style-name="P5"><text:span text:style-name="T4">distributed?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3.81cm" svg:height="1.588cm" svg:x="21.637cm" svg:y="11.795cm">
          <text:p text:style-name="P5"><text:span text:style-name="T4">Are the sample</text:span></text:p>
          <text:p text:style-name="P5"><text:span text:style-name="T4"><text:s/></text:span><text:span text:style-name="T4">means normally </text:span></text:p>
          <text:p text:style-name="P5"><text:span text:style-name="T4">distributed?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23.542cm" svg:y1="13.383cm" svg:x2="21.161cm" svg:y2="15.922cm" draw:start-shape="id14" draw:start-glue-point="2" draw:end-shape="id18" draw:end-glue-point="4" svg:d="M23542 13383v1269h-2381v1270" svg:viewBox="0 0 2382 2540">
          <text:p text:style-name="P9"><text:span text:style-name="T5">Yes</text:span></text:p>
        </draw:connector>
        <draw:connector draw:style-name="gr3" draw:text-style-name="P9" draw:layer="layout" svg:x1="23.542cm" svg:y1="13.383cm" svg:x2="26.558cm" svg:y2="15.922cm" draw:start-shape="id14" draw:start-glue-point="2" draw:end-shape="id19" draw:end-glue-point="4" svg:d="M23542 13383v1269h3016v1270" svg:viewBox="0 0 3017 2540">
          <text:p text:style-name="P9"><text:span text:style-name="T5">No</text:span></text:p>
        </draw:connector>
        <draw:connector draw:style-name="gr3" draw:text-style-name="P9" draw:layer="layout" svg:x1="16.399cm" svg:y1="17.511cm" svg:x2="13.541cm" svg:y2="22.907cm" draw:start-shape="id6" draw:start-glue-point="2" draw:end-shape="id20" draw:end-glue-point="4" svg:d="M16399 17511v2697h-2858v2699" svg:viewBox="0 0 2859 5397">
          <text:p text:style-name="P9"><text:span text:style-name="T5">Yes</text:span></text:p>
        </draw:connector>
        <draw:connector draw:style-name="gr3" draw:text-style-name="P9" draw:layer="layout" svg:x1="16.399cm" svg:y1="17.511cm" svg:x2="18.939cm" svg:y2="22.907cm" draw:start-shape="id6" draw:start-glue-point="2" draw:end-shape="id21" draw:end-glue-point="4" svg:d="M16399 17511v2697h2540v2699" svg:viewBox="0 0 2541 5397">
          <text:p text:style-name="P9"><text:span text:style-name="T5">Yes</text:span></text:p>
        </draw:connector>
        <draw:custom-shape draw:style-name="gr13" draw:text-style-name="P10" draw:layer="layout" svg:width="5.398cm" svg:height="1.905cm" svg:x="27.352cm" svg:y="22.907cm">
          <text:p text:style-name="P1"><text:span text:style-name="T1">Tukey’s HSD 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xml:id="id11" draw:id="id11" draw:layer="layout" svg:width="3.492cm" svg:height="1.589cm" svg:x="31.162cm" svg:y="13.381cm">
          <text:p text:style-name="P5"><text:span text:style-name="T4">Are the sample</text:span></text:p>
          <text:p text:style-name="P5"><text:span text:style-name="T4"><text:s/></text:span><text:span text:style-name="T4">means normally </text:span></text:p>
          <text:p text:style-name="P5"><text:span text:style-name="T4">distribut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svg:x1="32.908cm" svg:y1="14.97cm" svg:x2="30.368cm" svg:y2="19.098cm" draw:start-shape="id11" draw:start-glue-point="2" draw:end-shape="id22" draw:end-glue-point="4" svg:d="M32908 14970v2064h-2540v2064" svg:viewBox="0 0 2541 4129">
          <text:p text:style-name="P9"><text:span text:style-name="T5">Yes</text:span></text:p>
        </draw:connector>
        <draw:connector draw:style-name="gr3" draw:text-style-name="P9" draw:layer="layout" svg:x1="32.908cm" svg:y1="14.97cm" svg:x2="36.084cm" svg:y2="19.097cm" draw:start-shape="id11" draw:start-glue-point="2" draw:end-shape="id23" draw:end-glue-point="4" svg:d="M32908 14970v2063h3176v2064" svg:viewBox="0 0 3177 4128">
          <text:p text:style-name="P9"><text:span text:style-name="T5">No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8T19:27:17.717856427</meta:creation-date>
    <dc:date>2020-10-28T21:41:04.673575520</dc:date>
    <meta:editing-duration>PT10M41S</meta:editing-duration>
    <meta:editing-cycles>2</meta:editing-cycles>
    <meta:generator>LibreOffice/7.0.2.2$Linux_X86_64 LibreOffice_project/00$Build-2</meta:generator>
    <meta:document-statistic meta:object-count="46"/>
  </office:meta>
</office:document-meta>
</file>